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1435d3" officeooo:paragraph-rsid="001435d3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435d3" officeooo:paragraph-rsid="001435d3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523dc" officeooo:paragraph-rsid="001523dc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b813c" officeooo:paragraph-rsid="001b813c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b813c" officeooo:paragraph-rsid="001cdc85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cdc85" officeooo:paragraph-rsid="001cdc85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435d3" officeooo:paragraph-rsid="001435d3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523dc" officeooo:paragraph-rsid="001523dc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b813c" officeooo:paragraph-rsid="001cdc85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cdc85" officeooo:paragraph-rsid="001cdc85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ed301" officeooo:paragraph-rsid="001ed301" style:font-weight-asian="normal" style:font-weight-complex="normal"/>
    </style:style>
    <style:style style:name="T1" style:family="text">
      <style:text-properties officeooo:rsid="001435d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fo:font-weight="bold" officeooo:rsid="001435d3" style:font-size-asian="16pt" style:font-weight-asian="bold" style:font-size-complex="16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8"/><text:span text:style-name="T3">INSTALLING DJANGO IN UBUNTU 18.04(visual code)</text:span><text:span text:style-name="T1"> </text:span></text:p>
      <text:p text:style-name="P1"/>
      <text:p text:style-name="P2">1.Install visual code debian.</text:p>
      <text:p text:style-name="P2">2. Add extension of <text:s/>python by microsoft.</text:p>
      <text:p text:style-name="P2">3. Create a folder and open it with vscode. Open terminal.</text:p>
      <text:p text:style-name="P2">4. Get virtual environment</text:p>
      <text:p text:style-name="P2"><text:tab/>s<text:span text:style-name="T2">udo apt-get install python3-venv</text:span></text:p>
      <text:p text:style-name="P2">5. cd &lt;folder name&gt;</text:p>
      <text:p text:style-name="P2">6. Create virtual environment in that folder</text:p>
      <text:p text:style-name="P2"><text:tab/><text:tab/><text:span text:style-name="T2">python -m venv env</text:span> </text:p>
      <text:p text:style-name="P2">6.Install Django</text:p>
      <text:p text:style-name="P2"><text:tab/><text:span text:style-name="T2">pip install django</text:span></text:p>
      <text:p text:style-name="P8"/>
      <text:p text:style-name="P3">7. Test Django</text:p>
      <text:p text:style-name="P3"><text:tab/><text:span text:style-name="T2">django-admin</text:span></text:p>
      <text:p text:style-name="P3"><text:s/>It will open all command for django</text:p>
      <text:p text:style-name="P3"/>
      <text:p text:style-name="P4">8. Start project directory</text:p>
      <text:p text:style-name="P4"><text:tab/><text:span text:style-name="T2">django-admin startproject helloworld</text:span></text:p>
      <text:p text:style-name="P9"/>
      <text:p text:style-name="P4">9. Get into that directory and there wil be another directory helloworld</text:p>
      <text:p text:style-name="P4"><text:tab/><text:span text:style-name="T2">cd helloworld/</text:span></text:p>
      <text:p text:style-name="P9"><text:tab/></text:p>
      <text:p text:style-name="P4">10. In directory whrere <text:s/>manage.py located (In this case first <text:s/>directory helloworld) run development server.</text:p>
      <text:p text:style-name="P9"><text:tab/><text:tab/>python3 manage.py runserver</text:p>
      <text:p text:style-name="P9"/>
      <text:p text:style-name="P5">11. Every time run the project we have to activate env.</text:p>
      <text:p text:style-name="P6"><text:tab/>S<text:span text:style-name="T2">ource env/bin/activate</text:span></text:p>
      <text:p text:style-name="P10"><text:s/></text:p>
      <text:p text:style-name="P7">12. Every time creating a <text:s/>app . Inside tha project</text:p>
      <text:p text:style-name="P7"><text:tab/><text:span text:style-name="T2">python3 manage.py startapp &lt;appname&gt;</text:span> </text:p>
      <text:p text:style-name="P7"/>
      <text:p text:style-name="P12">13. If sever running in backgroud to kill the process</text:p>
      <text:p text:style-name="P12"><text:tab/><text:tab/><text:span text:style-name="T2">fuser -k 8000/tcp</text:span></text:p>
      <text:p text:style-name="P12"><text:span text:style-name="T2"/></text:p>
      <text:p text:style-name="P12">14. To see the running process</text:p>
      <text:p text:style-name="P12"><text:tab/><text:tab/><text:span text:style-name="T2">ps aux | grep runserver</text:span></text:p>
      <text:p text:style-name="P4"><text:s text:c="2"/></text:p>
      <text:p text:style-name="P2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00:12:27.447768096</meta:creation-date>
    <dc:date>2019-10-02T01:25:46.540009907</dc:date>
    <meta:editing-duration>PT5H36M24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32" meta:word-count="157" meta:character-count="1014" meta:non-whitespace-character-count="848"/>
  </office:meta>
</office:document-meta>
</file>